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avg" table:style-name="ta1">
        <table:shapes>
          <draw:frame draw:z-index="0" draw:style-name="gr1" draw:text-style-name="P1" svg:width="453.51pt" svg:height="255.09pt" svg:x="284.4pt" svg:y="2.83pt">
            <loext:p draw:notify-on-update-of-ranges="avg_avg.C1:avg_avg.C100 avg_avg.D1:avg_avg.D100 avg_avg.C1:avg_avg.C100 avg_avg.E1:avg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1.4150098230223" calcext:value-type="float">
            <text:p>1.415009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1.6165085257067" calcext:value-type="float">
            <text:p>1.6165085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1.4736130721181" calcext:value-type="float">
            <text:p>1.4736130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1.5565325916871" calcext:value-type="float">
            <text:p>1.55653259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1.5566916412252" calcext:value-type="float">
            <text:p>1.5566916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1.5193723352416" calcext:value-type="float">
            <text:p>1.51937233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1.4791676128694" calcext:value-type="float">
            <text:p>1.4791676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1.4789940546659" calcext:value-type="float">
            <text:p>1.47899405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1.5799660308793" calcext:value-type="float">
            <text:p>1.5799660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1.4295911223522" calcext:value-type="float">
            <text:p>1.4295911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1.5150929480508" calcext:value-type="float">
            <text:p>1.5150929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1.6630373166545" calcext:value-type="float">
            <text:p>1.6630373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1.4880629334178" calcext:value-type="float">
            <text:p>1.4880629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1.4418921245962" calcext:value-type="float">
            <text:p>1.4418921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1.4922052580093" calcext:value-type="float">
            <text:p>1.492205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1.6104179891128" calcext:value-type="float">
            <text:p>1.61041798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1.4839038307317" calcext:value-type="float">
            <text:p>1.4839038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1.5059988809655" calcext:value-type="float">
            <text:p>1.5059988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1.5566303884346" calcext:value-type="float">
            <text:p>1.5566303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905" calcext:value-type="float">
            <text:p>1290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5.5998358562023" calcext:value-type="float">
            <text:p>5.5998358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678" calcext:value-type="float">
            <text:p>1367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1.5481634502369" calcext:value-type="float">
            <text:p>1.5481634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142" calcext:value-type="float">
            <text:p>1414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.4021989026072" calcext:value-type="float">
            <text:p>1.4021989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606" calcext:value-type="float">
            <text:p>1460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.4673522400164" calcext:value-type="float">
            <text:p>1.46735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070" calcext:value-type="float">
            <text:p>1507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.4399638755398" calcext:value-type="float">
            <text:p>1.4399638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534" calcext:value-type="float">
            <text:p>1553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.5059377418398" calcext:value-type="float">
            <text:p>1.5059377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998" calcext:value-type="float">
            <text:p>1599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.4670997750561" calcext:value-type="float">
            <text:p>1.4670997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462" calcext:value-type="float">
            <text:p>1646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.4828768042915" calcext:value-type="float">
            <text:p>1.4828768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926" calcext:value-type="float">
            <text:p>1692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.4556817247359" calcext:value-type="float">
            <text:p>1.4556817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390" calcext:value-type="float">
            <text:p>1739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.401066735058" calcext:value-type="float">
            <text:p>1.4010667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872" calcext:value-type="float">
            <text:p>1887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.6886782466713" calcext:value-type="float">
            <text:p>1.6886782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338" calcext:value-type="float">
            <text:p>1933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.6006281583571" calcext:value-type="float">
            <text:p>1.6006281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802" calcext:value-type="float">
            <text:p>1980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1.5353429152083" calcext:value-type="float">
            <text:p>1.5353429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266" calcext:value-type="float">
            <text:p>2026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.6211326404697" calcext:value-type="float">
            <text:p>1.62113264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730" calcext:value-type="float">
            <text:p>2073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.5364980479768" calcext:value-type="float">
            <text:p>1.536498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194" calcext:value-type="float">
            <text:p>2119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.496543039975" calcext:value-type="float">
            <text:p>1.49654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658" calcext:value-type="float">
            <text:p>2165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.4724489095378" calcext:value-type="float">
            <text:p>1.4724489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122" calcext:value-type="float">
            <text:p>2212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.6321721847376" calcext:value-type="float">
            <text:p>1.6321721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586" calcext:value-type="float">
            <text:p>2258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.5063129213141" calcext:value-type="float">
            <text:p>1.5063129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050" calcext:value-type="float">
            <text:p>2305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1.5241253516935" calcext:value-type="float">
            <text:p>1.5241253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514" calcext:value-type="float">
            <text:p>2351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.5643900385205" calcext:value-type="float">
            <text:p>1.56439003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967" calcext:value-type="float">
            <text:p>2596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.5683173514091" calcext:value-type="float">
            <text:p>1.5683173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192" calcext:value-type="float">
            <text:p>2719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.4404459910213" calcext:value-type="float">
            <text:p>1.440445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656" calcext:value-type="float">
            <text:p>2765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1.5595645134078" calcext:value-type="float">
            <text:p>1.5595645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120" calcext:value-type="float">
            <text:p>2812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1.4193465445853" calcext:value-type="float">
            <text:p>1.4193465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584" calcext:value-type="float">
            <text:p>2858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.6711634781686" calcext:value-type="float">
            <text:p>1.6711634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048" calcext:value-type="float">
            <text:p>2904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.5730591166526" calcext:value-type="float">
            <text:p>1.5730591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512" calcext:value-type="float">
            <text:p>2951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1.4332846500676" calcext:value-type="float">
            <text:p>1.4332846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976" calcext:value-type="float">
            <text:p>2997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1.4936860751349" calcext:value-type="float">
            <text:p>1.4936860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440" calcext:value-type="float">
            <text:p>3044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.4749251940136" calcext:value-type="float">
            <text:p>1.474925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904" calcext:value-type="float">
            <text:p>3090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.5799394268809" calcext:value-type="float">
            <text:p>1.5799394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368" calcext:value-type="float">
            <text:p>3136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1.4797298443184" calcext:value-type="float">
            <text:p>1.4797298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832" calcext:value-type="float">
            <text:p>3183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1.5964045196348" calcext:value-type="float">
            <text:p>1.5964045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296" calcext:value-type="float">
            <text:p>3229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1.4027650820784" calcext:value-type="float">
            <text:p>1.4027650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760" calcext:value-type="float">
            <text:p>3276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.4959683251939" calcext:value-type="float">
            <text:p>1.4959683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224" calcext:value-type="float">
            <text:p>3322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.450743168609" calcext:value-type="float">
            <text:p>1.4507431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688" calcext:value-type="float">
            <text:p>3368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.4992202829647" calcext:value-type="float">
            <text:p>1.499220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152" calcext:value-type="float">
            <text:p>3415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.5673529715413" calcext:value-type="float">
            <text:p>1.5673529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616" calcext:value-type="float">
            <text:p>3461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1.5378434334677" calcext:value-type="float">
            <text:p>1.5378434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5080" calcext:value-type="float">
            <text:p>3508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.479181153568" calcext:value-type="float">
            <text:p>1.4791811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596" calcext:value-type="float">
            <text:p>3659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1.5281525462413" calcext:value-type="float">
            <text:p>1.5281525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090" calcext:value-type="float">
            <text:p>3709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.6055249813206" calcext:value-type="float">
            <text:p>1.60552498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554" calcext:value-type="float">
            <text:p>3755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.5069098814371" calcext:value-type="float">
            <text:p>1.5069098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018" calcext:value-type="float">
            <text:p>3801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.4861455445657" calcext:value-type="float">
            <text:p>1.4861455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482" calcext:value-type="float">
            <text:p>3848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.4787295699489" calcext:value-type="float">
            <text:p>1.47872956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946" calcext:value-type="float">
            <text:p>3894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1.5221392192521" calcext:value-type="float">
            <text:p>1.5221392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410" calcext:value-type="float">
            <text:p>3941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.4760268609335" calcext:value-type="float">
            <text:p>1.4760268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874" calcext:value-type="float">
            <text:p>3987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1.3720080580431" calcext:value-type="float">
            <text:p>1.372008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338" calcext:value-type="float">
            <text:p>4033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1.5537145249765" calcext:value-type="float">
            <text:p>1.553714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802" calcext:value-type="float">
            <text:p>4080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.4617676895947" calcext:value-type="float">
            <text:p>1.46176768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266" calcext:value-type="float">
            <text:p>4126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1.3580620297621" calcext:value-type="float">
            <text:p>1.3580620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730" calcext:value-type="float">
            <text:p>4173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.6059868437888" calcext:value-type="float">
            <text:p>1.60598684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194" calcext:value-type="float">
            <text:p>4219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.3994300525488" calcext:value-type="float">
            <text:p>1.3994300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658" calcext:value-type="float">
            <text:p>4265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.5491302574686" calcext:value-type="float">
            <text:p>1.5491302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122" calcext:value-type="float">
            <text:p>4312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.4468655789882" calcext:value-type="float">
            <text:p>1.4468655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586" calcext:value-type="float">
            <text:p>4358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.5205516802691" calcext:value-type="float">
            <text:p>1.5205516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050" calcext:value-type="float">
            <text:p>4405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.5307736284192" calcext:value-type="float">
            <text:p>1.5307736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514" calcext:value-type="float">
            <text:p>4451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.5225486961514" calcext:value-type="float">
            <text:p>1.5225486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978" calcext:value-type="float">
            <text:p>4497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.572501869443" calcext:value-type="float">
            <text:p>1.57250186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442" calcext:value-type="float">
            <text:p>4544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.4114914433249" calcext:value-type="float">
            <text:p>1.4114914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906" calcext:value-type="float">
            <text:p>4590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1.5288538727172" calcext:value-type="float">
            <text:p>1.5288538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370" calcext:value-type="float">
            <text:p>4637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.4175986312357" calcext:value-type="float">
            <text:p>1.4175986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625" calcext:value-type="float">
            <text:p>4862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.4940721647564" calcext:value-type="float">
            <text:p>1.4940721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850" calcext:value-type="float">
            <text:p>4985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.4551552630531" calcext:value-type="float">
            <text:p>1.45515526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314" calcext:value-type="float">
            <text:p>5031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.4945310899046" calcext:value-type="float">
            <text:p>1.4945310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778" calcext:value-type="float">
            <text:p>5077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.5494526952762" calcext:value-type="float">
            <text:p>1.5494526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242" calcext:value-type="float">
            <text:p>5124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.4986066798693" calcext:value-type="float">
            <text:p>1.4986066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706" calcext:value-type="float">
            <text:p>5170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.3347842337394" calcext:value-type="float">
            <text:p>1.3347842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170" calcext:value-type="float">
            <text:p>5217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.5971208371191" calcext:value-type="float">
            <text:p>1.59712083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634" calcext:value-type="float">
            <text:p>5263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1.4994428380873" calcext:value-type="float">
            <text:p>1.49944283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156" calcext:value-type="float">
            <text:p>5415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.5178279398808" calcext:value-type="float">
            <text:p>1.5178279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22" calcext:value-type="float">
            <text:p>5462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.5640660907152" calcext:value-type="float">
            <text:p>1.5640660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086" calcext:value-type="float">
            <text:p>5508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.5435542728592" calcext:value-type="float">
            <text:p>1.54355427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550" calcext:value-type="float">
            <text:p>5555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.5285943418742" calcext:value-type="float">
            <text:p>1.5285943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014" calcext:value-type="float">
            <text:p>5601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.4831098240309" calcext:value-type="float">
            <text:p>1.4831098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478" calcext:value-type="float">
            <text:p>5647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.4926110013115" calcext:value-type="float">
            <text:p>1.4926110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942" calcext:value-type="float">
            <text:p>5694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1.5375494501917" calcext:value-type="float">
            <text:p>1.5375494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406" calcext:value-type="float">
            <text:p>5740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.4915594444475" calcext:value-type="float">
            <text:p>1.4915594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870" calcext:value-type="float">
            <text:p>5787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.5615534818659" calcext:value-type="float">
            <text:p>1.5615534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334" calcext:value-type="float">
            <text:p>5833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.4579620857851" calcext:value-type="float">
            <text:p>1.45796208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798" calcext:value-type="float">
            <text:p>5879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.4724908458274" calcext:value-type="float">
            <text:p>1.472490845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7:41:51.365390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7:42:09.592121422</dc:date>
    <meta:editing-duration>PT2M8S</meta:editing-duration>
    <meta:editing-cycles>3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5cm" chart:style-name="ch2">
          <text:p>Avg(avg) energy generation-no attack</text:p>
        </chart:title>
        <chart:subtitle svg:x="6.781cm" svg:y="1.286cm" chart:style-name="ch3">
          <text:p>2 ieds, 3 rtus</text:p>
        </chart:subtitle>
        <chart:legend chart:legend-position="end" svg:x="13.114cm" svg:y="3.925cm" style:legend-expansion="high" chart:style-name="ch4"/>
        <chart:plot-area chart:style-name="ch5" table:cell-range-address="avg_avg.C1:avg_avg.E100" chart:data-source-has-labels="row" svg:x="1.324cm" svg:y="2.153cm" svg:width="11.47cm" svg:height="6.667cm">
          <chartooo:coordinate-region svg:x="1.787cm" svg:y="2.366cm" svg:width="10.688cm" svg:height="5.78cm"/>
          <chart:axis chart:dimension="x" chart:name="primary-x" chart:style-name="ch6"/>
          <chart:axis chart:dimension="y" chart:name="primary-y" chart:style-name="ch6">
            <chart:title svg:x="0.451cm" svg:y="6.299cm" chart:style-name="ch7">
              <text:p>Y Axis Title</text:p>
            </chart:title>
            <chart:grid chart:style-name="ch8" chart:class="major"/>
          </chart:axis>
          <chart:series chart:style-name="ch9" chart:values-cell-range-address="avg_avg.D1:avg_avg.D100" loext:label-string="avg_avg" chart:class="chart:scatter">
            <chart:domain table:cell-range-address="avg_avg.C1:avg_avg.C100"/>
            <chart:data-point chart:repeated="100"/>
          </chart:series>
          <chart:series chart:style-name="ch10" chart:values-cell-range-address="avg_avg.E1:avg_avg.E100" loext:label-string="threshold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avg.C1:avg_avg.C100</svg:desc>
                </draw:g>
              </table:table-cell>
              <table:table-cell office:value-type="float" office:value="1.4150098230223">
                <text:p>1.4150098230223</text:p>
                <draw:g>
                  <svg:desc>avg_avg.D1:avg_avg.D100</svg:desc>
                </draw:g>
              </table:table-cell>
              <table:table-cell office:value-type="float" office:value="4">
                <text:p>4</text:p>
                <draw:g>
                  <svg:desc>avg_avg.E1:avg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1.6165085257067">
                <text:p>1.6165085257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1.4736130721181">
                <text:p>1.4736130721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1.5565325916871">
                <text:p>1.55653259168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1.5566916412252">
                <text:p>1.5566916412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1.5193723352416">
                <text:p>1.5193723352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1.4791676128694">
                <text:p>1.4791676128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1.4789940546659">
                <text:p>1.4789940546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1.5799660308793">
                <text:p>1.5799660308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1.4295911223522">
                <text:p>1.4295911223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1.5150929480508">
                <text:p>1.5150929480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1.6630373166545">
                <text:p>1.6630373166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1.4880629334178">
                <text:p>1.4880629334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1.4418921245962">
                <text:p>1.4418921245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1.4922052580093">
                <text:p>1.4922052580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1.6104179891128">
                <text:p>1.6104179891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1.4839038307317">
                <text:p>1.4839038307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1.5059988809655">
                <text:p>1.5059988809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1.5566303884346">
                <text:p>1.5566303884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5.5998358562023">
                <text:p>5.59983585620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.5481634502369">
                <text:p>1.5481634502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.4021989026072">
                <text:p>1.4021989026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.4673522400164">
                <text:p>1.4673522400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.4399638755398">
                <text:p>1.4399638755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.5059377418398">
                <text:p>1.5059377418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.4670997750561">
                <text:p>1.4670997750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.4828768042915">
                <text:p>1.4828768042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.4556817247359">
                <text:p>1.4556817247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.401066735058">
                <text:p>1.401066735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.6886782466713">
                <text:p>1.6886782466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.6006281583571">
                <text:p>1.6006281583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.5353429152083">
                <text:p>1.53534291520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.6211326404697">
                <text:p>1.6211326404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.5364980479768">
                <text:p>1.53649804797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.496543039975">
                <text:p>1.496543039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.4724489095378">
                <text:p>1.4724489095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.6321721847376">
                <text:p>1.6321721847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.5063129213141">
                <text:p>1.5063129213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1.5241253516935">
                <text:p>1.5241253516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.5643900385205">
                <text:p>1.5643900385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.5683173514091">
                <text:p>1.5683173514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.4404459910213">
                <text:p>1.4404459910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1.5595645134078">
                <text:p>1.5595645134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1.4193465445853">
                <text:p>1.41934654458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.6711634781686">
                <text:p>1.6711634781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.5730591166526">
                <text:p>1.5730591166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1.4332846500676">
                <text:p>1.4332846500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1.4936860751349">
                <text:p>1.4936860751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.4749251940136">
                <text:p>1.4749251940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.5799394268809">
                <text:p>1.5799394268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.4797298443184">
                <text:p>1.4797298443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1.5964045196348">
                <text:p>1.5964045196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.4027650820784">
                <text:p>1.4027650820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.4959683251939">
                <text:p>1.4959683251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.450743168609">
                <text:p>1.4507431686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.4992202829647">
                <text:p>1.4992202829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.5673529715413">
                <text:p>1.5673529715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.5378434334677">
                <text:p>1.53784343346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.479181153568">
                <text:p>1.479181153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.5281525462413">
                <text:p>1.5281525462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.6055249813206">
                <text:p>1.6055249813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.5069098814371">
                <text:p>1.5069098814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.4861455445657">
                <text:p>1.4861455445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.4787295699489">
                <text:p>1.4787295699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1.5221392192521">
                <text:p>1.52213921925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.4760268609335">
                <text:p>1.4760268609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1.3720080580431">
                <text:p>1.3720080580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1.5537145249765">
                <text:p>1.5537145249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.4617676895947">
                <text:p>1.4617676895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.3580620297621">
                <text:p>1.3580620297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.6059868437888">
                <text:p>1.6059868437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.3994300525488">
                <text:p>1.3994300525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.5491302574686">
                <text:p>1.5491302574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.4468655789882">
                <text:p>1.4468655789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.5205516802691">
                <text:p>1.5205516802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.5307736284192">
                <text:p>1.5307736284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.5225486961514">
                <text:p>1.5225486961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.572501869443">
                <text:p>1.572501869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.4114914433249">
                <text:p>1.4114914433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1.5288538727172">
                <text:p>1.5288538727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.4175986312357">
                <text:p>1.4175986312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.4940721647564">
                <text:p>1.49407216475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.4551552630531">
                <text:p>1.4551552630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.4945310899046">
                <text:p>1.4945310899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.5494526952762">
                <text:p>1.5494526952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.4986066798693">
                <text:p>1.4986066798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.3347842337394">
                <text:p>1.3347842337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.5971208371191">
                <text:p>1.5971208371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1.4994428380873">
                <text:p>1.4994428380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.5178279398808">
                <text:p>1.5178279398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.5640660907152">
                <text:p>1.5640660907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.5435542728592">
                <text:p>1.5435542728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.5285943418742">
                <text:p>1.5285943418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.4831098240309">
                <text:p>1.4831098240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.4926110013115">
                <text:p>1.4926110013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1.5375494501917">
                <text:p>1.53754945019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.4915594444475">
                <text:p>1.4915594444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.5615534818659">
                <text:p>1.5615534818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.4579620857851">
                <text:p>1.4579620857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.4724908458274">
                <text:p>1.472490845827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